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cm" fo:min-width="0.6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5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5cm" fo:min-width="2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2cm"/>
    </style:style>
    <style:style style:name="gr7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05cm" fo:min-width="2.174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9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45cm" fo:min-width="2.4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3333" draw:marker-start-width="0.5cm" draw:marker-end="Rounded_20_large_20_Arrow" draw:marker-end-width="0.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2.4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25cm" fo:min-width="2.4cm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hatch" draw:fill-color="#808080" draw:fill-hatch-name="Hatching_20_47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0.5cm" svg:x="4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4cm" draw:transform="rotate (1.5707963267949) translate (5.1cm 3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.1cm" svg:x="3.8cm" svg:y="3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5cm" svg:height="1.5cm" svg:x="4.5cm" svg:y="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5cm" svg:y1="4.3cm" svg:x2="6cm" svg:y2="5.8cm">
            <text:p/>
          </draw:line>
        </draw:g>
        <draw:custom-shape draw:style-name="gr6" draw:text-style-name="P2" draw:layer="layout" svg:width="0.7cm" svg:height="0.4cm" svg:x="3.1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4cm" svg:height="0.4cm" draw:transform="skewX (1.04981554507459) translate (4.349cm 7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4cm" svg:height="0.2cm" svg:x="4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cm" svg:height="0.8cm" svg:x="3.8cm" svg:y="0.2cm">
          <text:p text:style-name="P4">CC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075cm" svg:y1="5.1cm" svg:x2="5.275cm" svg:y2="5.1cm">
          <text:p/>
        </draw:line>
        <draw:custom-shape draw:style-name="gr11" draw:text-style-name="P1" draw:layer="layout" svg:width="3cm" svg:height="1.5cm" svg:x="0.1cm" svg:y="4.3cm">
          <text:p text:style-name="P4">Las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5cm" svg:y1="3.8cm" svg:x2="6cm" svg:y2="3.8cm">
          <text:p/>
        </draw:line>
        <draw:line draw:style-name="gr10" draw:text-style-name="P3" draw:layer="layout" svg:x1="5.3cm" svg:y1="7.5cm" svg:x2="5.3cm" svg:y2="2.6cm">
          <text:p/>
        </draw:line>
        <draw:custom-shape draw:style-name="gr13" draw:text-style-name="P1" draw:layer="layout" svg:width="3cm" svg:height="1.6cm" svg:x="3.8cm" svg:y="1cm">
          <text:p text:style-name="P4">Spectro-</text:p>
          <text:p text:style-name="P4">grap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47" draw:display-name="Hatching 47" draw:style="single" draw:color="#666666" draw:distance="0.1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11:38:47.907540753</meta:creation-date>
    <dc:date>2021-02-06T10:48:26.289877867</dc:date>
    <meta:editing-duration>PT15M33S</meta:editing-duration>
    <meta:editing-cycles>8</meta:editing-cycles>
    <meta:generator>LibreOffice/6.0.7.3$Linux_X86_64 LibreOffice_project/00m0$Build-3</meta:generator>
    <meta:document-statistic meta:object-count="15"/>
  </office:meta>
</office:document-meta>
</file>